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draw:fill="solid" draw:fill-color="#e6e6ff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cm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opacity="50%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opacity="50%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opacity="50%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11" style:family="graphic" style:parent-style-name="standard">
      <style:graphic-properties svg:stroke-width="0.025cm" svg:stroke-color="#000000" draw:marker-start="" draw:marker-start-width="0.237cm" draw:marker-end="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draw:marker-start="" draw:marker-start-width="0.237cm" draw:marker-end="" draw:marker-end-width="0.237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draw:fill="solid" draw:fill-color="#ffffff" draw:opacity="50%" draw:textarea-horizontal-align="center" draw:textarea-vertical-align="middle" draw:shadow-opacity="50%"/>
    </style:style>
    <style:style style:name="gr14" style:family="graphic" style:parent-style-name="standard">
      <style:graphic-properties svg:stroke-width="0.025cm" svg:stroke-color="#808080" draw:marker-start-width="0.238cm" draw:marker-end-width="0.238cm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svg:stroke-width="0.025cm" svg:stroke-color="#808080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80808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238cm" draw:marker-end-width="0.238cm" draw:textarea-horizontal-align="center" draw:textarea-vertical-align="middle" fo:padding-top="0.138cm" fo:padding-bottom="0.138cm" fo:padding-left="0.263cm" fo:padding-right="0.263cm"/>
    </style:style>
    <style:style style:name="gr18" style:family="graphic" style:parent-style-name="standard">
      <style:graphic-properties svg:stroke-width="0.025cm" svg:stroke-color="#000000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3cm" fo:min-width="0cm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opacity="100%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svg:stroke-width="0.025cm" svg:stroke-color="#00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color="#808080" draw:textarea-horizontal-align="center" draw:textarea-vertical-align="middl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opacity="50%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8" style:family="graphic" style:parent-style-name="standard">
      <style:graphic-properties draw:marker-start="Arrow" draw:textarea-horizontal-align="center" draw:textarea-vertical-align="middle"/>
    </style:style>
    <style:style style:name="gr29" style:family="graphic" style:parent-style-name="standard">
      <style:graphic-properties draw:marker-end="Arrow" draw:textarea-horizontal-align="center" draw:textarea-vertical-align="middle"/>
    </style:style>
    <style:style style:name="gr30" style:family="graphic" style:parent-style-name="standard">
      <style:graphic-properties draw:marker-start="" draw:marker-end="Arrow" draw:textarea-horizontal-align="center" draw:textarea-vertical-align="middle"/>
    </style:style>
    <style:style style:name="gr31" style:family="graphic" style:parent-style-name="standard">
      <style:graphic-properties draw:marker-start="Arrow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10.5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0.5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.5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4cm" svg:height="17.15cm" svg:x="8.6cm" svg:y="3.4cm">
          <text:p/>
        </draw:rect>
        <draw:rect draw:style-name="gr2" draw:text-style-name="P1" draw:layer="layout" svg:width="25.939cm" svg:height="4.4cm" svg:x="1.001cm" svg:y="11.4cm">
          <text:p/>
        </draw:rect>
        <draw:rect draw:style-name="gr2" draw:text-style-name="P1" draw:layer="layout" svg:width="25.939cm" svg:height="1.2cm" svg:x="1.001cm" svg:y="3.4cm">
          <text:p/>
        </draw:rect>
        <draw:rect draw:style-name="gr1" draw:text-style-name="P1" draw:layer="layout" svg:width="1.2cm" svg:height="17.149cm" svg:x="1cm" svg:y="3.4cm">
          <text:p/>
        </draw:rect>
        <draw:rect draw:style-name="gr1" draw:text-style-name="P1" draw:layer="layout" svg:width="5.509cm" svg:height="17.149cm" svg:x="21.4cm" svg:y="3.441cm">
          <text:p/>
        </draw:rect>
        <draw:frame draw:style-name="gr3" draw:text-style-name="P1" draw:layer="layout" svg:width="2.466cm" svg:height="1.093cm" svg:x="22.921cm" svg:y="3.454cm">
          <draw:text-box>
            <text:p text:style-name="P1">History</text:p>
          </draw:text-box>
        </draw:frame>
        <draw:rect draw:style-name="gr4" draw:text-style-name="P3" draw:layer="layout" svg:width="4cm" svg:height="0.401cm" svg:x="22.6cm" svg:y="12.2cm">
          <text:p text:style-name="P2"><text:span text:style-name="T1">ctm_reference_history</text:span></text:p>
        </draw:rect>
        <draw:rect draw:style-name="gr5" draw:text-style-name="P5" draw:layer="layout" svg:width="4cm" svg:height="0.4cm" svg:x="22.6cm" svg:y="13cm">
          <text:p text:style-name="P4"><text:span text:style-name="T2">ctm_reference_id</text:span></text:p>
        </draw:rect>
        <draw:rect draw:style-name="gr6" draw:text-style-name="P5" draw:id="id26" draw:layer="layout" svg:width="4cm" svg:height="0.4cm" svg:x="22.6cm" svg:y="13.8cm">
          <text:p text:style-name="P4"><text:span text:style-name="T2">ed_user</text:span></text:p>
        </draw:rect>
        <draw:rect draw:style-name="gr7" draw:text-style-name="P5" draw:layer="layout" svg:width="4cm" svg:height="0.402cm" svg:x="22.6cm" svg:y="14.198cm">
          <text:p text:style-name="P4"><text:span text:style-name="T2">ctm_reference_status_id</text:span></text:p>
        </draw:rect>
        <draw:rect draw:style-name="gr7" draw:text-style-name="P5" draw:layer="layout" svg:width="4cm" svg:height="0.4cm" svg:x="22.6cm" svg:y="14.2cm">
          <text:p text:style-name="P4"><text:span text:style-name="T2">comment</text:span></text:p>
        </draw:rect>
        <draw:rect draw:style-name="gr7" draw:text-style-name="P5" draw:layer="layout" svg:width="4cm" svg:height="0.4cm" svg:x="22.6cm" svg:y="14.6cm">
          <text:p text:style-name="P4"><text:span text:style-name="T2">date_in</text:span></text:p>
        </draw:rect>
        <draw:rect draw:style-name="gr8" draw:text-style-name="P5" draw:id="id1" draw:layer="layout" svg:width="4cm" svg:height="0.4cm" svg:x="9.8cm" svg:y="13cm">
          <text:p text:style-name="P4"><text:span text:style-name="T2">ctm_reference_id</text:span></text:p>
        </draw:rect>
        <draw:rect draw:style-name="gr7" draw:text-style-name="P5" draw:layer="layout" svg:width="4cm" svg:height="0.4cm" svg:x="9.8cm" svg:y="13.8cm">
          <text:p text:style-name="P4"><text:span text:style-name="T2">type</text:span></text:p>
        </draw:rect>
        <draw:rect draw:style-name="gr7" draw:text-style-name="P5" draw:layer="layout" svg:width="4cm" svg:height="0.402cm" svg:x="9.8cm" svg:y="14.198cm">
          <text:p text:style-name="P4"><text:span text:style-name="T2">ctm_reference_status_id</text:span></text:p>
        </draw:rect>
        <draw:rect draw:style-name="gr7" draw:text-style-name="P5" draw:layer="layout" svg:width="4cm" svg:height="0.4cm" svg:x="9.8cm" svg:y="14.2cm">
          <text:p text:style-name="P4"><text:span text:style-name="T2">value</text:span></text:p>
        </draw:rect>
        <draw:rect draw:style-name="gr5" draw:text-style-name="P5" draw:layer="layout" svg:width="4cm" svg:height="0.4cm" svg:x="22.6cm" svg:y="13.4cm">
          <text:p text:style-name="P4"><text:span text:style-name="T2">ctm_reference_status_id</text:span></text:p>
        </draw:rect>
        <draw:rect draw:style-name="gr5" draw:text-style-name="P5" draw:layer="layout" svg:width="4cm" svg:height="0.4cm" svg:x="9.8cm" svg:y="13.4cm">
          <text:p text:style-name="P4"><text:span text:style-name="T2">ctm_reference_status_id</text:span></text:p>
        </draw:rect>
        <draw:rect draw:style-name="gr9" draw:text-style-name="P3" draw:layer="layout" svg:width="4cm" svg:height="0.401cm" svg:x="16.2cm" svg:y="13.4cm">
          <text:p text:style-name="P2"><text:span text:style-name="T1">ctm_reference_status</text:span></text:p>
        </draw:rect>
        <draw:rect draw:style-name="gr10" draw:text-style-name="P5" draw:id="id4" draw:layer="layout" svg:width="4cm" svg:height="0.4cm" svg:x="16.2cm" svg:y="13.8cm">
          <text:p text:style-name="P4"><text:span text:style-name="T3">ctm_reference_status_id</text:span></text:p>
        </draw:rect>
        <draw:rect draw:style-name="gr7" draw:text-style-name="P5" draw:layer="layout" svg:width="4cm" svg:height="0.4cm" svg:x="16.2cm" svg:y="14.2cm">
          <text:p text:style-name="P4"><text:span text:style-name="T2">name</text:span></text:p>
        </draw:rect>
        <draw:rect draw:style-name="gr7" draw:text-style-name="P5" draw:layer="layout" svg:width="4cm" svg:height="0.4cm" svg:x="16.2cm" svg:y="14.6cm">
          <text:p text:style-name="P4"><text:span text:style-name="T2">display</text:span></text:p>
        </draw:rect>
        <draw:rect draw:style-name="gr4" draw:text-style-name="P3" draw:layer="layout" svg:width="4cm" svg:height="0.401cm" svg:x="9.8cm" svg:y="5.8cm">
          <text:p text:style-name="P2"><text:span text:style-name="T1">ctm_task</text:span></text:p>
        </draw:rect>
        <draw:rect draw:style-name="gr5" draw:text-style-name="P5" draw:layer="layout" svg:width="4cm" svg:height="0.4cm" svg:x="9.8cm" svg:y="7.799cm">
          <text:p text:style-name="P4"><text:span text:style-name="T2">ctm_reference_id</text:span></text:p>
        </draw:rect>
        <draw:rect draw:style-name="gr6" draw:text-style-name="P5" draw:id="id23" draw:layer="layout" svg:width="4cm" svg:height="0.4cm" svg:x="9.8cm" svg:y="8.199cm">
          <text:p text:style-name="P4"><text:span text:style-name="T2">creator</text:span></text:p>
        </draw:rect>
        <draw:rect draw:style-name="gr6" draw:text-style-name="P5" draw:id="id25" draw:layer="layout" svg:width="4cm" svg:height="0.4cm" svg:x="9.8cm" svg:y="8.599cm">
          <text:p text:style-name="P4"><text:span text:style-name="T2">assignto</text:span></text:p>
        </draw:rect>
        <draw:rect draw:style-name="gr7" draw:text-style-name="P5" draw:layer="layout" svg:width="4cm" svg:height="0.401cm" svg:x="9.8cm" svg:y="8.999cm">
          <text:p text:style-name="P4"><text:span text:style-name="T2">ctm_reference_status_id</text:span></text:p>
        </draw:rect>
        <draw:rect draw:style-name="gr7" draw:text-style-name="P5" draw:layer="layout" svg:width="4cm" svg:height="0.399cm" svg:x="9.8cm" svg:y="9.001cm">
          <text:p text:style-name="P4"><text:span text:style-name="T2">descr</text:span></text:p>
        </draw:rect>
        <draw:rect draw:style-name="gr7" draw:text-style-name="P5" draw:layer="layout" svg:width="4cm" svg:height="0.4cm" svg:x="9.8cm" svg:y="9.4cm">
          <text:p text:style-name="P4"><text:span text:style-name="T2">priority</text:span></text:p>
        </draw:rect>
        <draw:rect draw:style-name="gr7" draw:text-style-name="P5" draw:layer="layout" svg:width="4cm" svg:height="0.4cm" svg:x="9.8cm" svg:y="9.8cm">
          <text:p text:style-name="P4"><text:span text:style-name="T2">creation_date</text:span></text:p>
        </draw:rect>
        <draw:rect draw:style-name="gr7" draw:text-style-name="P5" draw:layer="layout" svg:width="4cm" svg:height="0.4cm" svg:x="9.8cm" svg:y="10.2cm">
          <text:p text:style-name="P4"><text:span text:style-name="T2">mod_date</text:span></text:p>
        </draw:rect>
        <draw:rect draw:style-name="gr4" draw:text-style-name="P3" draw:layer="layout" svg:width="4cm" svg:height="0.401cm" svg:x="22.6cm" svg:y="5.8cm">
          <text:p text:style-name="P2"><text:span text:style-name="T1">ctm_task_history</text:span></text:p>
        </draw:rect>
        <draw:g>
          <draw:rect draw:style-name="gr8" draw:text-style-name="P5" draw:layer="layout" svg:width="4cm" svg:height="0.4cm" svg:x="22.6cm" svg:y="6.2cm">
            <text:p text:style-name="P5">ctm_task_history_id</text:p>
          </draw:rect>
          <draw:rect draw:style-name="gr5" draw:text-style-name="P5" draw:layer="layout" svg:width="4cm" svg:height="0.399cm" svg:x="22.6cm" svg:y="6.6cm">
            <text:p text:style-name="P5">ctm_task_id</text:p>
          </draw:rect>
        </draw:g>
        <draw:rect draw:style-name="gr5" draw:text-style-name="P5" draw:layer="layout" svg:width="4cm" svg:height="0.4cm" svg:x="22.6cm" svg:y="6.999cm">
          <text:p text:style-name="P4"><text:span text:style-name="T2">ctm_task_status_id</text:span></text:p>
        </draw:rect>
        <draw:rect draw:style-name="gr6" draw:text-style-name="P5" draw:id="id27" draw:layer="layout" svg:width="4cm" svg:height="0.4cm" svg:x="22.6cm" svg:y="7.399cm">
          <text:p text:style-name="P4"><text:span text:style-name="T2">ed_user</text:span></text:p>
        </draw:rect>
        <draw:rect draw:style-name="gr6" draw:text-style-name="P5" draw:id="id28" draw:layer="layout" svg:width="4cm" svg:height="0.4cm" svg:x="22.6cm" svg:y="7.799cm">
          <text:p text:style-name="P4"><text:span text:style-name="T2">assingto</text:span></text:p>
        </draw:rect>
        <draw:rect draw:style-name="gr7" draw:text-style-name="P5" draw:layer="layout" svg:width="4cm" svg:height="0.4cm" svg:x="22.6cm" svg:y="8.199cm">
          <text:p text:style-name="P4"><text:span text:style-name="T2">comment</text:span></text:p>
        </draw:rect>
        <draw:rect draw:style-name="gr7" draw:text-style-name="P5" draw:layer="layout" svg:width="4cm" svg:height="0.402cm" svg:x="22.6cm" svg:y="8.599cm">
          <text:p text:style-name="P4"><text:span text:style-name="T2">ctm_reference_status_id</text:span></text:p>
        </draw:rect>
        <draw:rect draw:style-name="gr7" draw:text-style-name="P5" draw:layer="layout" svg:width="4cm" svg:height="0.4cm" svg:x="22.6cm" svg:y="8.601cm">
          <text:p text:style-name="P4"><text:span text:style-name="T2">piority</text:span></text:p>
        </draw:rect>
        <draw:rect draw:style-name="gr7" draw:text-style-name="P5" draw:layer="layout" svg:width="4cm" svg:height="0.399cm" svg:x="22.6cm" svg:y="9.001cm">
          <text:p text:style-name="P4"><text:span text:style-name="T2">date_in</text:span></text:p>
        </draw:rect>
        <draw:rect draw:style-name="gr9" draw:text-style-name="P3" draw:layer="layout" svg:width="4cm" svg:height="0.401cm" svg:x="16.2cm" svg:y="6.999cm">
          <text:p text:style-name="P2"><text:span text:style-name="T1">ctm_task_status</text:span></text:p>
        </draw:rect>
        <draw:rect draw:style-name="gr10" draw:text-style-name="P5" draw:id="id12" draw:layer="layout" svg:width="4cm" svg:height="0.4cm" svg:x="16.2cm" svg:y="7.399cm">
          <text:p text:style-name="P4"><text:span text:style-name="T3">ctm_task_status_id</text:span></text:p>
        </draw:rect>
        <draw:rect draw:style-name="gr7" draw:text-style-name="P5" draw:layer="layout" svg:width="4cm" svg:height="0.4cm" svg:x="16.2cm" svg:y="7.799cm">
          <text:p text:style-name="P4"><text:span text:style-name="T2">name</text:span></text:p>
        </draw:rect>
        <draw:connector draw:style-name="gr11" draw:text-style-name="P1" draw:layer="layout" svg:x1="13.8cm" svg:y1="13.2cm" svg:x2="22.264cm" svg:y2="13.202cm" draw:start-shape="id1" draw:start-glue-point="1" draw:end-shape="id2" draw:end-glue-point="3" svg:d="m13800 13200h4226v2h4238">
          <text:p/>
        </draw:connector>
        <draw:connector draw:style-name="gr12" draw:text-style-name="P1" draw:layer="layout" svg:x1="14.3cm" svg:y1="13.6cm" svg:x2="16.2cm" svg:y2="14cm" draw:start-shape="id3" draw:start-glue-point="1" draw:end-shape="id4" draw:end-glue-point="3" svg:d="m14300 13600h956v400h944">
          <text:p/>
        </draw:connector>
        <draw:connector draw:style-name="gr12" draw:text-style-name="P1" draw:layer="layout" svg:x1="22.112cm" svg:y1="13.6cm" svg:x2="20.2cm" svg:y2="14cm" draw:start-shape="id5" draw:start-glue-point="3" draw:end-shape="id4" draw:end-glue-point="1" svg:d="m22112 13600h-962v400h-950">
          <text:p/>
        </draw:connector>
        <draw:connector draw:style-name="gr12" draw:text-style-name="P1" draw:layer="layout" svg:x1="7.9cm" svg:y1="13.2cm" svg:x2="9.8cm" svg:y2="13.2cm" draw:start-shape="id6" draw:start-glue-point="1" draw:end-shape="id1" draw:end-glue-point="3" svg:d="m7900 13200h1900">
          <text:p/>
        </draw:connector>
        <draw:connector draw:style-name="gr12" draw:text-style-name="P1" draw:layer="layout" svg:x1="7.899cm" svg:y1="6cm" svg:x2="9.8cm" svg:y2="6.4cm" draw:start-shape="id7" draw:start-glue-point="1" draw:end-shape="id8" draw:end-glue-point="3" svg:d="m7899 6000h957v400h944">
          <text:p/>
        </draw:connector>
        <draw:connector draw:style-name="gr12" draw:text-style-name="P1" draw:layer="layout" svg:x1="14.301cm" svg:y1="7.999cm" svg:x2="13.8cm" svg:y2="12.8cm" draw:start-shape="id9" draw:start-glue-point="1" draw:end-shape="id10" draw:end-glue-point="1" svg:d="m14301 7999h513v4801h-1014">
          <text:p/>
        </draw:connector>
        <draw:connector draw:style-name="gr12" draw:text-style-name="P1" draw:layer="layout" svg:x1="14.3cm" svg:y1="7.199cm" svg:x2="16.2cm" svg:y2="7.599cm" draw:start-shape="id11" draw:start-glue-point="1" draw:end-shape="id12" draw:end-glue-point="3" svg:d="m14300 7199h956v400h944">
          <text:p/>
        </draw:connector>
        <draw:g draw:id="id13">
          <draw:rect draw:style-name="gr8" draw:text-style-name="P5" draw:id="id8" draw:layer="layout" svg:width="4cm" svg:height="0.4cm" svg:x="9.8cm" svg:y="6.2cm">
            <text:p text:style-name="P5">ctm_task_id</text:p>
          </draw:rect>
          <draw:rect draw:style-name="gr5" draw:text-style-name="P5" draw:layer="layout" svg:width="4cm" svg:height="0.399cm" svg:x="9.8cm" svg:y="6.6cm">
            <text:p text:style-name="P5">ctm_task_history_id</text:p>
          </draw:rect>
        </draw:g>
        <draw:rect draw:style-name="gr5" draw:text-style-name="P5" draw:layer="layout" svg:width="4cm" svg:height="0.4cm" svg:x="9.8cm" svg:y="6.999cm">
          <text:p text:style-name="P4"><text:span text:style-name="T2">ctm_task_status_id</text:span></text:p>
        </draw:rect>
        <draw:rect draw:style-name="gr8" draw:text-style-name="P5" draw:layer="layout" svg:width="4cm" svg:height="0.4cm" svg:x="22.6cm" svg:y="12.6cm">
          <text:p text:style-name="P4"><text:span text:style-name="T2">ctm_history_reference_id</text:span></text:p>
        </draw:rect>
        <draw:connector draw:style-name="gr11" draw:text-style-name="P1" draw:layer="layout" svg:x1="13.8cm" svg:y1="6.599cm" svg:x2="22.264cm" svg:y2="6.602cm" draw:start-shape="id13" draw:start-glue-point="1" draw:end-shape="id14" draw:end-glue-point="3" svg:d="m13800 6599h4226v3h4238">
          <text:p/>
        </draw:connector>
        <draw:rect draw:style-name="gr13" draw:text-style-name="P1" draw:layer="layout" svg:width="0.5cm" svg:height="0.5cm" svg:x="13.8cm" svg:y="6.96cm">
          <text:p/>
        </draw:rect>
        <draw:line draw:style-name="gr14" draw:text-style-name="P1" draw:layer="layout" svg:x1="9.6cm" svg:y1="13.05cm" svg:x2="9.6cm" svg:y2="13.35cm">
          <text:p/>
        </draw:line>
        <draw:line draw:style-name="gr14" draw:text-style-name="P1" draw:layer="layout" svg:x1="9.7cm" svg:y1="13.05cm" svg:x2="9.7cm" svg:y2="13.35cm">
          <text:p/>
        </draw:line>
        <draw:line draw:style-name="gr14" draw:text-style-name="P1" draw:layer="layout" svg:x1="13.9cm" svg:y1="12.65cm" svg:x2="13.9cm" svg:y2="12.95cm">
          <text:p/>
        </draw:line>
        <draw:line draw:style-name="gr14" draw:text-style-name="P1" draw:layer="layout" svg:x1="14cm" svg:y1="12.65cm" svg:x2="14cm" svg:y2="12.95cm">
          <text:p/>
        </draw:line>
        <draw:line draw:style-name="gr14" draw:text-style-name="P1" draw:layer="layout" svg:x1="9.6cm" svg:y1="6.25cm" svg:x2="9.6cm" svg:y2="6.55cm">
          <text:p/>
        </draw:line>
        <draw:line draw:style-name="gr14" draw:text-style-name="P1" draw:layer="layout" svg:x1="9.7cm" svg:y1="6.25cm" svg:x2="9.7cm" svg:y2="6.55cm">
          <text:p/>
        </draw:line>
        <draw:g draw:id="id11">
          <draw:line draw:style-name="gr15" draw:text-style-name="P1" draw:layer="layout" svg:x1="14.15cm" svg:y1="7.199cm" svg:x2="13.825cm" svg:y2="7.049cm">
            <text:p/>
          </draw:line>
          <draw:line draw:style-name="gr15" draw:text-style-name="P1" draw:layer="layout" svg:x1="14.15cm" svg:y1="7.199cm" svg:x2="13.825cm" svg:y2="7.349cm">
            <text:p/>
          </draw:line>
          <draw:line draw:style-name="gr15" draw:text-style-name="P1" draw:layer="layout" svg:x1="14.15cm" svg:y1="7.199cm" svg:x2="13.825cm" svg:y2="7.199cm">
            <text:p/>
          </draw:line>
          <draw:ellipse draw:style-name="gr16" draw:text-style-name="P1" draw:layer="layout" svg:width="0.162cm" svg:height="0.15cm" svg:x="14.138cm" svg:y="7.124cm">
            <text:p/>
          </draw:ellipse>
        </draw:g>
        <draw:g draw:id="id3">
          <draw:line draw:style-name="gr15" draw:text-style-name="P1" draw:layer="layout" svg:x1="14.15cm" svg:y1="13.6cm" svg:x2="13.825cm" svg:y2="13.45cm">
            <text:p/>
          </draw:line>
          <draw:line draw:style-name="gr15" draw:text-style-name="P1" draw:layer="layout" svg:x1="14.15cm" svg:y1="13.6cm" svg:x2="13.825cm" svg:y2="13.75cm">
            <text:p/>
          </draw:line>
          <draw:line draw:style-name="gr15" draw:text-style-name="P1" draw:layer="layout" svg:x1="14.15cm" svg:y1="13.6cm" svg:x2="13.825cm" svg:y2="13.6cm">
            <text:p/>
          </draw:line>
          <draw:ellipse draw:style-name="gr16" draw:text-style-name="P1" draw:layer="layout" svg:width="0.162cm" svg:height="0.15cm" svg:x="14.138cm" svg:y="13.525cm">
            <text:p/>
          </draw:ellipse>
        </draw:g>
        <draw:line draw:style-name="gr14" draw:text-style-name="P1" draw:layer="layout" svg:x1="13.9cm" svg:y1="13.05cm" svg:x2="13.9cm" svg:y2="13.35cm">
          <text:p/>
        </draw:line>
        <draw:line draw:style-name="gr14" draw:text-style-name="P1" draw:layer="layout" svg:x1="14cm" svg:y1="13.05cm" svg:x2="14cm" svg:y2="13.35cm">
          <text:p/>
        </draw:line>
        <draw:line draw:style-name="gr17" draw:text-style-name="P1" draw:layer="layout" svg:x1="16cm" svg:y1="13.85cm" svg:x2="16cm" svg:y2="14.15cm">
          <text:p/>
        </draw:line>
        <draw:line draw:style-name="gr17" draw:text-style-name="P1" draw:layer="layout" svg:x1="16.1cm" svg:y1="13.85cm" svg:x2="16.1cm" svg:y2="14.15cm">
          <text:p/>
        </draw:line>
        <draw:line draw:style-name="gr17" draw:text-style-name="P1" draw:layer="layout" svg:x1="16cm" svg:y1="7.449cm" svg:x2="16cm" svg:y2="7.749cm">
          <text:p/>
        </draw:line>
        <draw:line draw:style-name="gr17" draw:text-style-name="P1" draw:layer="layout" svg:x1="16.1cm" svg:y1="7.449cm" svg:x2="16.1cm" svg:y2="7.749cm">
          <text:p/>
        </draw:line>
        <draw:g draw:id="id5">
          <draw:line draw:style-name="gr15" draw:text-style-name="P1" draw:layer="layout" svg:x1="22.262cm" svg:y1="13.6cm" svg:x2="22.587cm" svg:y2="13.45cm">
            <text:p/>
          </draw:line>
          <draw:line draw:style-name="gr15" draw:text-style-name="P1" draw:layer="layout" svg:x1="22.262cm" svg:y1="13.6cm" svg:x2="22.587cm" svg:y2="13.75cm">
            <text:p/>
          </draw:line>
          <draw:line draw:style-name="gr15" draw:text-style-name="P1" draw:layer="layout" svg:x1="22.262cm" svg:y1="13.6cm" svg:x2="22.587cm" svg:y2="13.6cm">
            <text:p/>
          </draw:line>
          <draw:ellipse draw:style-name="gr16" draw:text-style-name="P1" draw:layer="layout" svg:width="0.162cm" svg:height="0.15cm" svg:x="22.112cm" svg:y="13.525cm">
            <text:p/>
          </draw:ellipse>
        </draw:g>
        <draw:line draw:style-name="gr17" draw:text-style-name="P1" draw:layer="layout" svg:x1="20.3cm" svg:y1="13.85cm" svg:x2="20.3cm" svg:y2="14.15cm">
          <text:p/>
        </draw:line>
        <draw:line draw:style-name="gr17" draw:text-style-name="P1" draw:layer="layout" svg:x1="20.4cm" svg:y1="13.85cm" svg:x2="20.4cm" svg:y2="14.15cm">
          <text:p/>
        </draw:line>
        <draw:connector draw:style-name="gr12" draw:text-style-name="P1" draw:layer="layout" svg:x1="22.113cm" svg:y1="7.2cm" svg:x2="20.2cm" svg:y2="7.599cm" draw:start-shape="id15" draw:start-glue-point="3" draw:end-shape="id12" draw:end-glue-point="1" svg:d="m22113 7200h-962v399h-951">
          <text:p/>
        </draw:connector>
        <draw:g draw:id="id15">
          <draw:line draw:style-name="gr15" draw:text-style-name="P1" draw:layer="layout" svg:x1="22.263cm" svg:y1="7.2cm" svg:x2="22.588cm" svg:y2="7.05cm">
            <text:p/>
          </draw:line>
          <draw:line draw:style-name="gr15" draw:text-style-name="P1" draw:layer="layout" svg:x1="22.263cm" svg:y1="7.2cm" svg:x2="22.588cm" svg:y2="7.35cm">
            <text:p/>
          </draw:line>
          <draw:line draw:style-name="gr15" draw:text-style-name="P1" draw:layer="layout" svg:x1="22.263cm" svg:y1="7.2cm" svg:x2="22.588cm" svg:y2="7.2cm">
            <text:p/>
          </draw:line>
          <draw:ellipse draw:style-name="gr16" draw:text-style-name="P1" draw:layer="layout" svg:width="0.162cm" svg:height="0.15cm" svg:x="22.113cm" svg:y="7.125cm">
            <text:p/>
          </draw:ellipse>
        </draw:g>
        <draw:line draw:style-name="gr17" draw:text-style-name="P1" draw:layer="layout" svg:x1="20.301cm" svg:y1="7.45cm" svg:x2="20.301cm" svg:y2="7.75cm">
          <text:p/>
        </draw:line>
        <draw:line draw:style-name="gr17" draw:text-style-name="P1" draw:layer="layout" svg:x1="20.401cm" svg:y1="7.45cm" svg:x2="20.401cm" svg:y2="7.75cm">
          <text:p/>
        </draw:line>
        <draw:line draw:style-name="gr14" draw:text-style-name="P1" draw:layer="layout" svg:x1="13.902cm" svg:y1="6.452cm" svg:x2="13.902cm" svg:y2="6.752cm">
          <text:p/>
        </draw:line>
        <draw:line draw:style-name="gr14" draw:text-style-name="P1" draw:layer="layout" svg:x1="14.002cm" svg:y1="6.452cm" svg:x2="14.002cm" svg:y2="6.752cm">
          <text:p/>
        </draw:line>
        <draw:g>
          <draw:line draw:style-name="gr18" draw:text-style-name="P1" draw:layer="layout" svg:x1="22.264cm" svg:y1="6.602cm" svg:x2="22.589cm" svg:y2="6.452cm">
            <text:p/>
          </draw:line>
          <draw:line draw:style-name="gr18" draw:text-style-name="P1" draw:layer="layout" svg:x1="22.264cm" svg:y1="6.602cm" svg:x2="22.589cm" svg:y2="6.752cm">
            <text:p/>
          </draw:line>
          <draw:line draw:style-name="gr18" draw:text-style-name="P1" draw:id="id14" draw:layer="layout" svg:x1="22.264cm" svg:y1="6.602cm" svg:x2="22.589cm" svg:y2="6.602cm">
            <text:p/>
          </draw:line>
          <draw:line draw:style-name="gr17" draw:text-style-name="P1" draw:layer="layout" svg:x1="22.195cm" svg:y1="6.452cm" svg:x2="22.195cm" svg:y2="6.752cm">
            <text:p/>
          </draw:line>
        </draw:g>
        <draw:line draw:style-name="gr18" draw:text-style-name="P1" draw:layer="layout" svg:x1="22.264cm" svg:y1="13.202cm" svg:x2="22.589cm" svg:y2="13.052cm">
          <text:p/>
        </draw:line>
        <draw:line draw:style-name="gr18" draw:text-style-name="P1" draw:layer="layout" svg:x1="22.264cm" svg:y1="13.202cm" svg:x2="22.589cm" svg:y2="13.352cm">
          <text:p/>
        </draw:line>
        <draw:line draw:style-name="gr18" draw:text-style-name="P1" draw:id="id2" draw:layer="layout" svg:x1="22.264cm" svg:y1="13.202cm" svg:x2="22.589cm" svg:y2="13.202cm">
          <text:p/>
        </draw:line>
        <draw:line draw:style-name="gr17" draw:text-style-name="P1" draw:layer="layout" svg:x1="22.195cm" svg:y1="13.052cm" svg:x2="22.195cm" svg:y2="13.352cm">
          <text:p/>
        </draw:line>
        <draw:rect draw:style-name="gr4" draw:text-style-name="P3" draw:layer="layout" svg:width="4cm" svg:height="0.401cm" svg:x="3.4cm" svg:y="5.4cm">
          <text:p text:style-name="P2"><text:span text:style-name="T1">ctm_task_attribute</text:span></text:p>
        </draw:rect>
        <draw:rect draw:style-name="gr10" draw:text-style-name="P5" draw:layer="layout" svg:width="4cm" svg:height="0.4cm" svg:x="3.4cm" svg:y="5.8cm">
          <text:p text:style-name="P4"><text:span text:style-name="T3">ctm_task_id</text:span></text:p>
        </draw:rect>
        <draw:rect draw:style-name="gr10" draw:text-style-name="P5" draw:layer="layout" svg:width="4cm" svg:height="0.4cm" svg:x="3.4cm" svg:y="6.2cm">
          <text:p text:style-name="P4"><text:span text:style-name="T2">ctm_attribute_type_id</text:span></text:p>
        </draw:rect>
        <draw:rect draw:style-name="gr7" draw:text-style-name="P5" draw:layer="layout" svg:width="4cm" svg:height="0.399cm" svg:x="3.4cm" svg:y="6.6cm">
          <text:p text:style-name="P4"><text:span text:style-name="T2">value</text:span></text:p>
        </draw:rect>
        <draw:connector draw:style-name="gr12" draw:text-style-name="P1" draw:layer="layout" svg:x1="2.901cm" svg:y1="13.6cm" svg:x2="3.4cm" svg:y2="17.2cm" draw:start-shape="id16" draw:start-glue-point="3" draw:end-shape="id17" draw:end-glue-point="3" svg:d="m2901 13600h-513v3600h1012">
          <text:p/>
        </draw:connector>
        <draw:connector draw:style-name="gr12" draw:text-style-name="P1" draw:layer="layout" svg:x1="2.9cm" svg:y1="6.4cm" svg:x2="3.4cm" svg:y2="17.2cm" draw:start-shape="id18" draw:start-glue-point="3" draw:end-shape="id17" draw:end-glue-point="3" svg:d="m2900 6400h-513v10800h1013">
          <text:p/>
        </draw:connector>
        <draw:rect draw:style-name="gr4" draw:text-style-name="P3" draw:id="id10" draw:layer="layout" svg:width="4cm" svg:height="0.401cm" svg:x="9.8cm" svg:y="12.6cm">
          <text:p text:style-name="P2"><text:span text:style-name="T1">ctm_reference</text:span></text:p>
        </draw:rect>
        <draw:rect draw:style-name="gr4" draw:text-style-name="P3" draw:layer="layout" svg:width="4cm" svg:height="0.401cm" svg:x="3.4cm" svg:y="12.6cm">
          <text:p text:style-name="P2"><text:span text:style-name="T1">ctm_reference_attrib...</text:span></text:p>
        </draw:rect>
        <draw:rect draw:style-name="gr10" draw:text-style-name="P5" draw:layer="layout" svg:width="4cm" svg:height="0.4cm" svg:x="3.4cm" svg:y="13cm">
          <text:p text:style-name="P4"><text:span text:style-name="T3">ctm_reference_id</text:span></text:p>
        </draw:rect>
        <draw:rect draw:style-name="gr10" draw:text-style-name="P5" draw:layer="layout" svg:width="4cm" svg:height="0.4cm" svg:x="3.4cm" svg:y="13.4cm">
          <text:p text:style-name="P4"><text:span text:style-name="T2">ctm_attribute_type_id</text:span></text:p>
        </draw:rect>
        <draw:rect draw:style-name="gr7" draw:text-style-name="P5" draw:layer="layout" svg:width="4cm" svg:height="0.4cm" svg:x="3.4cm" svg:y="13.8cm">
          <text:p text:style-name="P4"><text:span text:style-name="T2">value</text:span></text:p>
        </draw:rect>
        <draw:rect draw:style-name="gr6" draw:text-style-name="P5" draw:layer="layout" svg:width="4cm" svg:height="0.4cm" svg:x="3.4cm" svg:y="13cm">
          <text:p text:style-name="P4"><text:span text:style-name="T3">ctm_reference_id</text:span></text:p>
        </draw:rect>
        <draw:rect draw:style-name="gr6" draw:text-style-name="P5" draw:layer="layout" svg:width="4cm" svg:height="0.4cm" svg:x="3.4cm" svg:y="13.4cm">
          <text:p text:style-name="P4"><text:span text:style-name="T2">ctm_attribute_type_id</text:span></text:p>
        </draw:rect>
        <draw:rect draw:style-name="gr6" draw:text-style-name="P5" draw:layer="layout" svg:width="4cm" svg:height="0.4cm" svg:x="3.4cm" svg:y="5.8cm">
          <text:p text:style-name="P4"><text:span text:style-name="T3">ctm_task_id</text:span></text:p>
        </draw:rect>
        <draw:rect draw:style-name="gr6" draw:text-style-name="P5" draw:layer="layout" svg:width="4cm" svg:height="0.4cm" svg:x="3.4cm" svg:y="6.2cm">
          <text:p text:style-name="P4"><text:span text:style-name="T2">ctm_attribute_type_id</text:span></text:p>
        </draw:rect>
        <draw:g draw:id="id7">
          <draw:line draw:style-name="gr19" draw:text-style-name="P1" draw:layer="layout" svg:x1="7.749cm" svg:y1="6cm" svg:x2="7.424cm" svg:y2="5.85cm">
            <text:p/>
          </draw:line>
          <draw:line draw:style-name="gr19" draw:text-style-name="P1" draw:layer="layout" svg:x1="7.749cm" svg:y1="6cm" svg:x2="7.424cm" svg:y2="6.15cm">
            <text:p/>
          </draw:line>
          <draw:line draw:style-name="gr19" draw:text-style-name="P1" draw:layer="layout" svg:x1="7.749cm" svg:y1="6cm" svg:x2="7.424cm" svg:y2="6cm">
            <text:p/>
          </draw:line>
          <draw:ellipse draw:style-name="gr20" draw:text-style-name="P1" draw:layer="layout" svg:width="0.162cm" svg:height="0.15cm" svg:x="7.737cm" svg:y="5.925cm">
            <text:p/>
          </draw:ellipse>
        </draw:g>
        <draw:g draw:id="id6">
          <draw:line draw:style-name="gr19" draw:text-style-name="P1" draw:layer="layout" svg:x1="7.75cm" svg:y1="13.2cm" svg:x2="7.425cm" svg:y2="13.05cm">
            <text:p/>
          </draw:line>
          <draw:line draw:style-name="gr19" draw:text-style-name="P1" draw:layer="layout" svg:x1="7.75cm" svg:y1="13.2cm" svg:x2="7.425cm" svg:y2="13.35cm">
            <text:p/>
          </draw:line>
          <draw:line draw:style-name="gr19" draw:text-style-name="P1" draw:layer="layout" svg:x1="7.75cm" svg:y1="13.2cm" svg:x2="7.425cm" svg:y2="13.2cm">
            <text:p/>
          </draw:line>
          <draw:ellipse draw:style-name="gr20" draw:text-style-name="P1" draw:layer="layout" svg:width="0.162cm" svg:height="0.15cm" svg:x="7.738cm" svg:y="13.125cm">
            <text:p/>
          </draw:ellipse>
        </draw:g>
        <draw:rect draw:style-name="gr9" draw:text-style-name="P3" draw:layer="layout" svg:width="4cm" svg:height="0.401cm" svg:x="3.4cm" svg:y="16.6cm">
          <text:p text:style-name="P2"><text:span text:style-name="T1">ctm_attribute_type</text:span></text:p>
        </draw:rect>
        <draw:rect draw:style-name="gr10" draw:text-style-name="P5" draw:id="id17" draw:layer="layout" svg:width="4cm" svg:height="0.4cm" svg:x="3.4cm" svg:y="17cm">
          <text:p text:style-name="P4"><text:span text:style-name="T3">ctm_attribute_type_id</text:span></text:p>
        </draw:rect>
        <draw:rect draw:style-name="gr7" draw:text-style-name="P5" draw:layer="layout" svg:width="4cm" svg:height="0.4cm" svg:x="3.4cm" svg:y="17.4cm">
          <text:p text:style-name="P4"><text:span text:style-name="T2">name</text:span></text:p>
        </draw:rect>
        <draw:rect draw:style-name="gr7" draw:text-style-name="P5" draw:layer="layout" svg:width="4cm" svg:height="0.4cm" svg:x="3.4cm" svg:y="17.8cm">
          <text:p text:style-name="P4"><text:span text:style-name="T2">type</text:span></text:p>
        </draw:rect>
        <draw:line draw:style-name="gr15" draw:text-style-name="P1" draw:layer="layout" svg:x1="3.05cm" svg:y1="6.4cm" svg:x2="3.375cm" svg:y2="6.25cm">
          <text:p/>
        </draw:line>
        <draw:line draw:style-name="gr15" draw:text-style-name="P1" draw:layer="layout" svg:x1="3.05cm" svg:y1="6.4cm" svg:x2="3.375cm" svg:y2="6.55cm">
          <text:p/>
        </draw:line>
        <draw:line draw:style-name="gr15" draw:text-style-name="P1" draw:layer="layout" svg:x1="3.05cm" svg:y1="6.4cm" svg:x2="3.375cm" svg:y2="6.4cm">
          <text:p/>
        </draw:line>
        <draw:ellipse draw:style-name="gr16" draw:text-style-name="P1" draw:id="id18" draw:layer="layout" svg:width="0.162cm" svg:height="0.15cm" svg:x="2.9cm" svg:y="6.325cm">
          <text:p/>
        </draw:ellipse>
        <draw:g draw:id="id16">
          <draw:line draw:style-name="gr15" draw:text-style-name="P1" draw:layer="layout" svg:x1="3.051cm" svg:y1="13.6cm" svg:x2="3.376cm" svg:y2="13.45cm">
            <text:p/>
          </draw:line>
          <draw:line draw:style-name="gr15" draw:text-style-name="P1" draw:layer="layout" svg:x1="3.051cm" svg:y1="13.6cm" svg:x2="3.376cm" svg:y2="13.75cm">
            <text:p/>
          </draw:line>
          <draw:line draw:style-name="gr15" draw:text-style-name="P1" draw:layer="layout" svg:x1="3.051cm" svg:y1="13.6cm" svg:x2="3.376cm" svg:y2="13.6cm">
            <text:p/>
          </draw:line>
          <draw:ellipse draw:style-name="gr16" draw:text-style-name="P1" draw:layer="layout" svg:width="0.162cm" svg:height="0.15cm" svg:x="2.901cm" svg:y="13.525cm">
            <text:p/>
          </draw:ellipse>
        </draw:g>
        <draw:frame draw:style-name="gr21" draw:text-style-name="P1" draw:layer="layout" svg:width="2.297cm" svg:height="1.093cm" svg:x="17.052cm" svg:y="3.454cm">
          <draw:text-box>
            <text:p text:style-name="P1">Status</text:p>
          </draw:text-box>
        </draw:frame>
        <draw:frame draw:style-name="gr3" draw:text-style-name="P1" draw:layer="layout" svg:width="2.856cm" svg:height="1.093cm" svg:x="3.972cm" svg:y="3.454cm">
          <draw:text-box>
            <text:p text:style-name="P1">Attribute</text:p>
          </draw:text-box>
        </draw:frame>
        <draw:frame draw:style-name="gr22" draw:text-style-name="P6" draw:layer="layout" svg:width="4.994cm" svg:height="1.195cm" svg:x="11.473cm" svg:y="1.747cm">
          <draw:text-box>
            <text:p><text:span text:style-name="T4">CTM Tables</text:span></text:p>
          </draw:text-box>
        </draw:frame>
        <draw:connector draw:style-name="gr19" draw:text-style-name="P1" draw:layer="layout" svg:x1="20.686cm" svg:y1="17.6cm" svg:x2="20.2cm" svg:y2="19.2cm" draw:start-shape="id19" draw:start-glue-point="1" draw:end-shape="id20" draw:end-glue-point="1" svg:d="m20686 17600h513v1600h-999">
          <text:p/>
        </draw:connector>
        <draw:rect draw:style-name="gr23" draw:text-style-name="P5" draw:layer="layout" svg:width="4cm" svg:height="0.4cm" svg:x="9.8cm" svg:y="7.399cm">
          <text:p text:style-name="P4"><text:span text:style-name="T2">ctm_task_type_id</text:span></text:p>
        </draw:rect>
        <draw:g draw:id="id21">
          <draw:line draw:style-name="gr15" draw:text-style-name="P1" draw:layer="layout" svg:x1="9.45cm" svg:y1="7.609cm" svg:x2="9.775cm" svg:y2="7.459cm">
            <text:p/>
          </draw:line>
          <draw:line draw:style-name="gr15" draw:text-style-name="P1" draw:layer="layout" svg:x1="9.45cm" svg:y1="7.609cm" svg:x2="9.775cm" svg:y2="7.759cm">
            <text:p/>
          </draw:line>
          <draw:line draw:style-name="gr15" draw:text-style-name="P1" draw:layer="layout" svg:x1="9.45cm" svg:y1="7.609cm" svg:x2="9.775cm" svg:y2="7.609cm">
            <text:p/>
          </draw:line>
          <draw:ellipse draw:style-name="gr16" draw:text-style-name="P1" draw:layer="layout" svg:width="0.162cm" svg:height="0.15cm" svg:x="9.3cm" svg:y="7.534cm">
            <text:p/>
          </draw:ellipse>
        </draw:g>
        <draw:g draw:id="id9">
          <draw:line draw:style-name="gr18" draw:text-style-name="P1" draw:layer="layout" svg:x1="14.151cm" svg:y1="7.999cm" svg:x2="13.826cm" svg:y2="7.849cm">
            <text:p/>
          </draw:line>
          <draw:line draw:style-name="gr18" draw:text-style-name="P1" draw:layer="layout" svg:x1="14.151cm" svg:y1="7.999cm" svg:x2="13.826cm" svg:y2="8.149cm">
            <text:p/>
          </draw:line>
          <draw:line draw:style-name="gr18" draw:text-style-name="P1" draw:layer="layout" svg:x1="14.151cm" svg:y1="7.999cm" svg:x2="13.826cm" svg:y2="7.999cm">
            <text:p/>
          </draw:line>
          <draw:ellipse draw:style-name="gr24" draw:text-style-name="P1" draw:layer="layout" svg:width="0.162cm" svg:height="0.15cm" svg:x="14.139cm" svg:y="7.924cm">
            <text:p/>
          </draw:ellipse>
        </draw:g>
        <draw:connector draw:style-name="gr25" draw:text-style-name="P1" draw:layer="layout" svg:x1="9.3cm" svg:y1="7.609cm" svg:x2="9.8cm" svg:y2="16.8cm" draw:start-shape="id21" draw:start-glue-point="3" draw:end-shape="id22" draw:end-glue-point="3" svg:d="m9300 7609h-513v9191h1013">
          <text:p/>
        </draw:connector>
        <draw:frame draw:style-name="gr22" draw:text-style-name="P1" draw:layer="layout" svg:width="1.797cm" svg:height="0.962cm" draw:transform="rotate (1.5707963267946) translate (1.096cm 6.379cm)">
          <draw:text-box>
            <text:p text:style-name="P1">Task</text:p>
          </draw:text-box>
        </draw:frame>
        <draw:frame draw:style-name="gr22" draw:text-style-name="P1" draw:layer="layout" svg:width="3.427cm" svg:height="0.962cm" draw:transform="rotate (1.5707963267946) translate (1.096cm 14.827cm)">
          <draw:text-box>
            <text:p text:style-name="P1">Reference</text:p>
          </draw:text-box>
        </draw:frame>
        <draw:frame draw:style-name="gr22" draw:text-style-name="P1" draw:layer="layout" svg:width="1.874cm" svg:height="0.962cm" draw:transform="rotate (1.5707963267946) translate (1.096cm 17.574cm)">
          <draw:text-box>
            <text:p text:style-name="P1">Type</text:p>
          </draw:text-box>
        </draw:frame>
        <draw:connector draw:style-name="gr25" draw:text-style-name="P1" draw:layer="layout" svg:x1="13.8cm" svg:y1="8.399cm" svg:x2="16.2cm" svg:y2="17.2cm" draw:start-shape="id23" draw:start-glue-point="1" draw:end-shape="id24" draw:end-glue-point="3" svg:d="m13800 8399h1200v8801h1200">
          <text:p/>
        </draw:connector>
        <draw:connector draw:style-name="gr25" draw:text-style-name="P1" draw:layer="layout" svg:x1="13.8cm" svg:y1="8.799cm" svg:x2="16.2cm" svg:y2="17.2cm" draw:start-shape="id25" draw:start-glue-point="1" draw:end-shape="id24" draw:end-glue-point="3" svg:d="m13800 8799h1200v8401h1200">
          <text:p/>
        </draw:connector>
        <draw:connector draw:style-name="gr26" draw:text-style-name="P1" draw:layer="layout" svg:x1="22.6cm" svg:y1="14cm" svg:x2="20.2cm" svg:y2="17.2cm" draw:start-shape="id26" draw:start-glue-point="3" draw:end-shape="id24" draw:end-glue-point="1" svg:d="m22600 14000h-1200v3200h-1200">
          <text:p/>
        </draw:connector>
        <draw:connector draw:style-name="gr25" draw:text-style-name="P1" draw:layer="layout" svg:x1="22.6cm" svg:y1="7.599cm" svg:x2="20.2cm" svg:y2="17.2cm" draw:start-shape="id27" draw:start-glue-point="3" draw:end-shape="id24" draw:end-glue-point="1" svg:d="m22600 7599h-1200v9601h-1200">
          <text:p/>
        </draw:connector>
        <draw:connector draw:style-name="gr25" draw:text-style-name="P1" draw:layer="layout" svg:x1="22.6cm" svg:y1="7.999cm" svg:x2="20.2cm" svg:y2="17.2cm" draw:start-shape="id28" draw:start-glue-point="3" draw:end-shape="id24" draw:end-glue-point="1" svg:d="m22600 7999h-1200v9201h-1200">
          <text:p/>
        </draw:connector>
        <draw:frame draw:style-name="gr3" draw:text-style-name="P1" draw:layer="layout" svg:width="1.874cm" svg:height="1.093cm" svg:x="10.863cm" svg:y="3.454cm">
          <draw:text-box>
            <text:p text:style-name="P1">Main</text:p>
          </draw:text-box>
        </draw:frame>
        <draw:frame draw:style-name="gr22" draw:text-style-name="P1" draw:layer="layout" svg:width="1.84cm" svg:height="0.962cm" draw:transform="rotate (1.5707963267946) translate (14.938cm 17.54cm)">
          <draw:text-box>
            <text:p text:style-name="P1">User</text:p>
          </draw:text-box>
        </draw:frame>
        <draw:g>
          <draw:rect draw:style-name="gr9" draw:text-style-name="P3" draw:id="id22" draw:layer="layout" svg:width="4cm" svg:height="0.401cm" svg:x="9.8cm" svg:y="16.6cm">
            <text:p text:style-name="P7"><text:span text:style-name="T1">ctm_task_type</text:span></text:p>
          </draw:rect>
          <draw:rect draw:style-name="gr10" draw:text-style-name="P5" draw:layer="layout" svg:width="4cm" svg:height="0.4cm" svg:x="9.8cm" svg:y="17cm">
            <text:p text:style-name="P8"><text:span text:style-name="T3">ctm_task_type_id</text:span></text:p>
          </draw:rect>
          <draw:rect draw:style-name="gr7" draw:text-style-name="P5" draw:layer="layout" svg:width="4cm" svg:height="0.4cm" svg:x="9.8cm" svg:y="17.4cm">
            <text:p text:style-name="P8"><text:span text:style-name="T2">name</text:span></text:p>
          </draw:rect>
          <draw:line draw:style-name="gr17" draw:text-style-name="P1" draw:layer="layout" svg:x1="9.6cm" svg:y1="16.65cm" svg:x2="9.6cm" svg:y2="16.95cm">
            <text:p/>
          </draw:line>
          <draw:line draw:style-name="gr17" draw:text-style-name="P1" draw:layer="layout" svg:x1="9.7cm" svg:y1="16.65cm" svg:x2="9.7cm" svg:y2="16.95cm">
            <text:p/>
          </draw:line>
        </draw:g>
        <draw:rect draw:style-name="gr9" draw:text-style-name="P3" draw:layer="layout" svg:width="4cm" svg:height="0.401cm" svg:x="16.2cm" svg:y="16.6cm">
          <text:p text:style-name="P7"><text:span text:style-name="T1">ctm_user</text:span></text:p>
        </draw:rect>
        <draw:rect draw:style-name="gr10" draw:text-style-name="P5" draw:id="id24" draw:layer="layout" svg:width="4cm" svg:height="0.4cm" svg:x="16.2cm" svg:y="17cm">
          <text:p text:style-name="P8"><text:span text:style-name="T3">ctm_user_id</text:span></text:p>
        </draw:rect>
        <draw:rect draw:style-name="gr7" draw:text-style-name="P5" draw:layer="layout" svg:width="4cm" svg:height="0.4cm" svg:x="16.2cm" svg:y="17.8cm">
          <text:p text:style-name="P8"><text:span text:style-name="T2">name</text:span></text:p>
        </draw:rect>
        <draw:rect draw:style-name="gr9" draw:text-style-name="P3" draw:layer="layout" svg:width="4cm" svg:height="0.401cm" svg:x="16.2cm" svg:y="18.6cm">
          <text:p text:style-name="P7"><text:span text:style-name="T1">ctm_access</text:span></text:p>
        </draw:rect>
        <draw:rect draw:style-name="gr10" draw:text-style-name="P5" draw:id="id20" draw:layer="layout" svg:width="4cm" svg:height="0.4cm" svg:x="16.2cm" svg:y="19cm">
          <text:p text:style-name="P8"><text:span text:style-name="T3">access_level</text:span></text:p>
        </draw:rect>
        <draw:rect draw:style-name="gr27" draw:text-style-name="P5" draw:layer="layout" svg:width="4cm" svg:height="0.4cm" svg:x="16.2cm" svg:y="19.4cm">
          <text:p text:style-name="P8"><text:span text:style-name="T2">descr</text:span></text:p>
        </draw:rect>
        <draw:rect draw:style-name="gr7" draw:text-style-name="P5" draw:layer="layout" svg:width="4cm" svg:height="0.4cm" svg:x="16.2cm" svg:y="17.4cm">
          <text:p text:style-name="P8"><text:span text:style-name="T2">access_level</text:span></text:p>
        </draw:rect>
        <draw:g draw:id="id19">
          <draw:line draw:style-name="gr15" draw:text-style-name="P1" draw:layer="layout" svg:x1="20.536cm" svg:y1="17.6cm" svg:x2="20.211cm" svg:y2="17.45cm">
            <text:p/>
          </draw:line>
          <draw:line draw:style-name="gr15" draw:text-style-name="P1" draw:layer="layout" svg:x1="20.536cm" svg:y1="17.6cm" svg:x2="20.211cm" svg:y2="17.75cm">
            <text:p/>
          </draw:line>
          <draw:line draw:style-name="gr15" draw:text-style-name="P1" draw:layer="layout" svg:x1="20.536cm" svg:y1="17.6cm" svg:x2="20.211cm" svg:y2="17.6cm">
            <text:p/>
          </draw:line>
          <draw:ellipse draw:style-name="gr16" draw:text-style-name="P1" draw:layer="layout" svg:width="0.162cm" svg:height="0.15cm" svg:x="20.524cm" svg:y="17.525cm">
            <text:p/>
          </draw:ellipse>
        </draw:g>
        <draw:line draw:style-name="gr17" draw:text-style-name="P1" draw:layer="layout" svg:x1="20.3cm" svg:y1="19.05cm" svg:x2="20.3cm" svg:y2="19.35cm">
          <text:p/>
        </draw:line>
        <draw:line draw:style-name="gr17" draw:text-style-name="P1" draw:layer="layout" svg:x1="20.4cm" svg:y1="19.05cm" svg:x2="20.4cm" svg:y2="19.35cm">
          <text:p/>
        </draw:line>
        <draw:line draw:style-name="gr17" draw:text-style-name="P1" draw:layer="layout" svg:x1="3.2cm" svg:y1="17.05cm" svg:x2="3.2cm" svg:y2="17.35cm">
          <text:p/>
        </draw:line>
        <draw:line draw:style-name="gr17" draw:text-style-name="P1" draw:layer="layout" svg:x1="3.3cm" svg:y1="17.05cm" svg:x2="3.3cm" svg:y2="17.35cm">
          <text:p/>
        </draw:line>
      </draw:page>
      <draw:page draw:name="page2" draw:style-name="dp1" draw:master-page-name="Default">
        <office:forms form:automatic-focus="false" form:apply-design-mode="false"/>
        <draw:rect draw:style-name="gr4" draw:text-style-name="P3" draw:layer="layout" svg:width="4cm" svg:height="0.401cm" svg:x="23cm" svg:y="6.2cm">
          <text:p text:style-name="P7"><text:span text:style-name="T1">ctm_reference_history</text:span></text:p>
        </draw:rect>
        <draw:rect draw:style-name="gr5" draw:text-style-name="P5" draw:id="id30" draw:layer="layout" svg:width="4cm" svg:height="0.4cm" svg:x="23cm" svg:y="7cm">
          <text:p text:style-name="P8"><text:span text:style-name="T2">ctm_reference_id</text:span></text:p>
        </draw:rect>
        <draw:rect draw:style-name="gr5" draw:text-style-name="P5" draw:id="id33" draw:layer="layout" svg:width="4cm" svg:height="0.4cm" svg:x="23cm" svg:y="7.4cm">
          <text:p text:style-name="P8"><text:span text:style-name="T2">ctm_reference_status_id</text:span></text:p>
        </draw:rect>
        <draw:rect draw:style-name="gr6" draw:text-style-name="P5" draw:layer="layout" svg:width="4cm" svg:height="0.4cm" svg:x="23cm" svg:y="7.8cm">
          <text:p text:style-name="P8"><text:span text:style-name="T2">ed_user</text:span></text:p>
        </draw:rect>
        <draw:rect draw:style-name="gr7" draw:text-style-name="P5" draw:layer="layout" svg:width="4cm" svg:height="0.402cm" svg:x="23cm" svg:y="8.198cm">
          <text:p text:style-name="P8"><text:span text:style-name="T2">ctm_reference_status_id</text:span></text:p>
        </draw:rect>
        <draw:rect draw:style-name="gr7" draw:text-style-name="P5" draw:layer="layout" svg:width="4cm" svg:height="0.4cm" svg:x="23cm" svg:y="8.2cm">
          <text:p text:style-name="P8"><text:span text:style-name="T2">comment</text:span></text:p>
        </draw:rect>
        <draw:rect draw:style-name="gr7" draw:text-style-name="P5" draw:layer="layout" svg:width="4cm" svg:height="0.4cm" svg:x="23cm" svg:y="8.6cm">
          <text:p text:style-name="P8"><text:span text:style-name="T2">date_in</text:span></text:p>
        </draw:rect>
        <draw:rect draw:style-name="gr4" draw:text-style-name="P3" draw:layer="layout" svg:width="4cm" svg:height="0.401cm" svg:x="12cm" svg:y="6.6cm">
          <text:p text:style-name="P7"><text:span text:style-name="T1">ctm_reference</text:span></text:p>
        </draw:rect>
        <draw:rect draw:style-name="gr8" draw:text-style-name="P5" draw:id="id29" draw:layer="layout" svg:width="4cm" svg:height="0.4cm" svg:x="12cm" svg:y="7cm">
          <text:p text:style-name="P8"><text:span text:style-name="T2">ctm_reference_id</text:span></text:p>
        </draw:rect>
        <draw:rect draw:style-name="gr5" draw:text-style-name="P5" draw:id="id31" draw:layer="layout" svg:width="4cm" svg:height="0.4cm" svg:x="12cm" svg:y="7.4cm">
          <text:p text:style-name="P8"><text:span text:style-name="T2">ctm_reference_status_id</text:span></text:p>
        </draw:rect>
        <draw:rect draw:style-name="gr7" draw:text-style-name="P5" draw:layer="layout" svg:width="4cm" svg:height="0.4cm" svg:x="12cm" svg:y="7.8cm">
          <text:p text:style-name="P8"><text:span text:style-name="T2">type</text:span></text:p>
        </draw:rect>
        <draw:rect draw:style-name="gr7" draw:text-style-name="P5" draw:layer="layout" svg:width="4cm" svg:height="0.402cm" svg:x="12cm" svg:y="8.198cm">
          <text:p text:style-name="P8"><text:span text:style-name="T2">ctm_reference_status_id</text:span></text:p>
        </draw:rect>
        <draw:rect draw:style-name="gr7" draw:text-style-name="P5" draw:layer="layout" svg:width="4cm" svg:height="0.4cm" svg:x="12cm" svg:y="8.2cm">
          <text:p text:style-name="P8"><text:span text:style-name="T2">value</text:span></text:p>
        </draw:rect>
        <draw:rect draw:style-name="gr4" draw:text-style-name="P3" draw:layer="layout" svg:width="4cm" svg:height="0.401cm" svg:x="17.5cm" svg:y="7.4cm">
          <text:p text:style-name="P7"><text:span text:style-name="T1">ctm_reference_status</text:span></text:p>
        </draw:rect>
        <draw:rect draw:style-name="gr8" draw:text-style-name="P5" draw:id="id32" draw:layer="layout" svg:width="4cm" svg:height="0.4cm" svg:x="17.5cm" svg:y="7.8cm">
          <text:p text:style-name="P8"><text:span text:style-name="T3">ctm_reference_status_id</text:span></text:p>
        </draw:rect>
        <draw:rect draw:style-name="gr7" draw:text-style-name="P5" draw:layer="layout" svg:width="4cm" svg:height="0.4cm" svg:x="17.5cm" svg:y="8.2cm">
          <text:p text:style-name="P8"><text:span text:style-name="T2">name</text:span></text:p>
        </draw:rect>
        <draw:rect draw:style-name="gr7" draw:text-style-name="P5" draw:layer="layout" svg:width="4cm" svg:height="0.4cm" svg:x="17.5cm" svg:y="8.6cm">
          <text:p text:style-name="P8"><text:span text:style-name="T2">display</text:span></text:p>
        </draw:rect>
        <draw:rect draw:style-name="gr4" draw:text-style-name="P3" draw:layer="layout" svg:width="4cm" svg:height="0.401cm" svg:x="12cm" svg:y="1.4cm">
          <text:p text:style-name="P7"><text:span text:style-name="T1">ctm_task</text:span></text:p>
        </draw:rect>
        <draw:rect draw:style-name="gr8" draw:text-style-name="P5" draw:id="id39" draw:layer="layout" svg:width="4cm" svg:height="0.4cm" svg:x="12cm" svg:y="1.8cm">
          <text:p text:style-name="P8"><text:span text:style-name="T3">ctm_task_id</text:span></text:p>
        </draw:rect>
        <draw:rect draw:style-name="gr5" draw:text-style-name="P5" draw:id="id40" draw:layer="layout" svg:width="4cm" svg:height="0.4cm" svg:x="12cm" svg:y="3cm">
          <text:p text:style-name="P8"><text:span text:style-name="T2">ctm_task_type_id</text:span></text:p>
        </draw:rect>
        <draw:rect draw:style-name="gr5" draw:text-style-name="P5" draw:id="id42" draw:layer="layout" svg:width="4cm" svg:height="0.4cm" svg:x="12cm" svg:y="3.4cm">
          <text:p text:style-name="P8"><text:span text:style-name="T2">ctm_reference_id</text:span></text:p>
        </draw:rect>
        <draw:rect draw:style-name="gr6" draw:text-style-name="P5" draw:layer="layout" svg:width="4cm" svg:height="0.4cm" svg:x="12cm" svg:y="3.8cm">
          <text:p text:style-name="P8"><text:span text:style-name="T2">creator</text:span></text:p>
        </draw:rect>
        <draw:rect draw:style-name="gr6" draw:text-style-name="P5" draw:layer="layout" svg:width="4cm" svg:height="0.4cm" svg:x="12cm" svg:y="4.2cm">
          <text:p text:style-name="P8"><text:span text:style-name="T2">assignto</text:span></text:p>
        </draw:rect>
        <draw:rect draw:style-name="gr7" draw:text-style-name="P5" draw:layer="layout" svg:width="4cm" svg:height="0.402cm" svg:x="12cm" svg:y="4.6cm">
          <text:p text:style-name="P8"><text:span text:style-name="T2">ctm_reference_status_id</text:span></text:p>
        </draw:rect>
        <draw:rect draw:style-name="gr7" draw:text-style-name="P5" draw:layer="layout" svg:width="4cm" svg:height="0.4cm" svg:x="12cm" svg:y="4.602cm">
          <text:p text:style-name="P8"><text:span text:style-name="T2">descr</text:span></text:p>
        </draw:rect>
        <draw:rect draw:style-name="gr7" draw:text-style-name="P5" draw:layer="layout" svg:width="4cm" svg:height="0.4cm" svg:x="12cm" svg:y="5.002cm">
          <text:p text:style-name="P8"><text:span text:style-name="T2">priority</text:span></text:p>
        </draw:rect>
        <draw:rect draw:style-name="gr7" draw:text-style-name="P5" draw:layer="layout" svg:width="4cm" svg:height="0.4cm" svg:x="12cm" svg:y="5.402cm">
          <text:p text:style-name="P8"><text:span text:style-name="T2">creation_date</text:span></text:p>
        </draw:rect>
        <draw:rect draw:style-name="gr7" draw:text-style-name="P5" draw:layer="layout" svg:width="4cm" svg:height="0.4cm" svg:x="12cm" svg:y="5.802cm">
          <text:p text:style-name="P8"><text:span text:style-name="T2">mod_date</text:span></text:p>
        </draw:rect>
        <draw:rect draw:style-name="gr4" draw:text-style-name="P3" draw:layer="layout" svg:width="4cm" svg:height="0.401cm" svg:x="23cm" svg:y="1.4cm">
          <text:p text:style-name="P7"><text:span text:style-name="T1">ctm_task_history</text:span></text:p>
        </draw:rect>
        <draw:rect draw:style-name="gr8" draw:text-style-name="P5" draw:id="id48" draw:layer="layout" svg:width="4cm" svg:height="0.4cm" svg:x="23cm" svg:y="1.8cm">
          <text:p text:style-name="P8"><text:span text:style-name="T3">ctm_task_history_id</text:span></text:p>
        </draw:rect>
        <draw:rect draw:style-name="gr5" draw:text-style-name="P5" draw:id="id46" draw:layer="layout" svg:width="4cm" svg:height="0.4cm" svg:x="23cm" svg:y="2.2cm">
          <text:p text:style-name="P8"><text:span text:style-name="T2">ctm_task_id</text:span></text:p>
        </draw:rect>
        <draw:rect draw:style-name="gr5" draw:text-style-name="P5" draw:id="id43" draw:layer="layout" svg:width="4cm" svg:height="0.4cm" svg:x="23cm" svg:y="2.6cm">
          <text:p text:style-name="P8"><text:span text:style-name="T2">ctm_task_status_id</text:span></text:p>
        </draw:rect>
        <draw:rect draw:style-name="gr6" draw:text-style-name="P5" draw:layer="layout" svg:width="4cm" svg:height="0.4cm" svg:x="23cm" svg:y="3cm">
          <text:p text:style-name="P8"><text:span text:style-name="T2">ed_user</text:span></text:p>
        </draw:rect>
        <draw:rect draw:style-name="gr6" draw:text-style-name="P5" draw:layer="layout" svg:width="4cm" svg:height="0.4cm" svg:x="23cm" svg:y="3.4cm">
          <text:p text:style-name="P8"><text:span text:style-name="T2">assingto</text:span></text:p>
        </draw:rect>
        <draw:rect draw:style-name="gr7" draw:text-style-name="P5" draw:layer="layout" svg:width="4cm" svg:height="0.4cm" svg:x="23cm" svg:y="3.8cm">
          <text:p text:style-name="P8"><text:span text:style-name="T2">comment</text:span></text:p>
        </draw:rect>
        <draw:rect draw:style-name="gr7" draw:text-style-name="P5" draw:layer="layout" svg:width="4cm" svg:height="0.402cm" svg:x="23cm" svg:y="4.2cm">
          <text:p text:style-name="P8"><text:span text:style-name="T2">ctm_reference_status_id</text:span></text:p>
        </draw:rect>
        <draw:rect draw:style-name="gr7" draw:text-style-name="P5" draw:layer="layout" svg:width="4cm" svg:height="0.4cm" svg:x="23cm" svg:y="4.202cm">
          <text:p text:style-name="P8"><text:span text:style-name="T2">piority</text:span></text:p>
        </draw:rect>
        <draw:rect draw:style-name="gr7" draw:text-style-name="P5" draw:layer="layout" svg:width="4cm" svg:height="0.4cm" svg:x="23cm" svg:y="4.602cm">
          <text:p text:style-name="P8"><text:span text:style-name="T2">date_in</text:span></text:p>
        </draw:rect>
        <draw:rect draw:style-name="gr4" draw:text-style-name="P3" draw:layer="layout" svg:width="4cm" svg:height="0.401cm" svg:x="17.5cm" svg:y="2.6cm">
          <text:p text:style-name="P7"><text:span text:style-name="T1">ctm_task_status</text:span></text:p>
        </draw:rect>
        <draw:rect draw:style-name="gr8" draw:text-style-name="P5" draw:id="id44" draw:layer="layout" svg:width="4cm" svg:height="0.4cm" svg:x="17.5cm" svg:y="3cm">
          <text:p text:style-name="P8"><text:span text:style-name="T3">ctm_task_status_id</text:span></text:p>
        </draw:rect>
        <draw:rect draw:style-name="gr7" draw:text-style-name="P5" draw:layer="layout" svg:width="4cm" svg:height="0.4cm" svg:x="17.5cm" svg:y="3.4cm">
          <text:p text:style-name="P8"><text:span text:style-name="T2">name</text:span></text:p>
        </draw:rect>
        <draw:rect draw:style-name="gr4" draw:text-style-name="P3" draw:layer="layout" svg:width="4cm" svg:height="0.401cm" svg:x="6.5cm" svg:y="1.4cm">
          <text:p text:style-name="P7"><text:span text:style-name="T1">ctm_task_attribute</text:span></text:p>
        </draw:rect>
        <draw:rect draw:style-name="gr10" draw:text-style-name="P5" draw:layer="layout" svg:width="4cm" svg:height="0.4cm" svg:x="6.5cm" svg:y="1.8cm">
          <text:p text:style-name="P8"><text:span text:style-name="T3">ctm_task_id</text:span></text:p>
        </draw:rect>
        <draw:rect draw:style-name="gr10" draw:text-style-name="P5" draw:layer="layout" svg:width="4cm" svg:height="0.4cm" svg:x="6.5cm" svg:y="2.2cm">
          <text:p text:style-name="P8"><text:span text:style-name="T2">ctm_attribute_type_id</text:span></text:p>
        </draw:rect>
        <draw:rect draw:style-name="gr7" draw:text-style-name="P5" draw:layer="layout" svg:width="4cm" svg:height="0.4cm" svg:x="6.5cm" svg:y="2.6cm">
          <text:p text:style-name="P8"><text:span text:style-name="T2">value</text:span></text:p>
        </draw:rect>
        <draw:rect draw:style-name="gr4" draw:text-style-name="P3" draw:layer="layout" svg:width="4cm" svg:height="0.401cm" svg:x="6.5cm" svg:y="3.4cm">
          <text:p text:style-name="P7"><text:span text:style-name="T1">ctm_task_type</text:span></text:p>
        </draw:rect>
        <draw:rect draw:style-name="gr8" draw:text-style-name="P5" draw:id="id41" draw:layer="layout" svg:width="4cm" svg:height="0.4cm" svg:x="6.5cm" svg:y="3.8cm">
          <text:p text:style-name="P8"><text:span text:style-name="T3">ctm_task_type_id</text:span></text:p>
        </draw:rect>
        <draw:rect draw:style-name="gr7" draw:text-style-name="P5" draw:layer="layout" svg:width="4cm" svg:height="0.4cm" svg:x="6.5cm" svg:y="4.2cm">
          <text:p text:style-name="P8"><text:span text:style-name="T2">name</text:span></text:p>
        </draw:rect>
        <draw:rect draw:style-name="gr4" draw:text-style-name="P3" draw:layer="layout" svg:width="4cm" svg:height="0.401cm" svg:x="1cm" svg:y="5.8cm">
          <text:p text:style-name="P7"><text:span text:style-name="T1">ctm_attribute_type</text:span></text:p>
        </draw:rect>
        <draw:rect draw:style-name="gr8" draw:text-style-name="P5" draw:id="id35" draw:layer="layout" svg:width="4cm" svg:height="0.4cm" svg:x="1cm" svg:y="6.2cm">
          <text:p text:style-name="P8"><text:span text:style-name="T3">ctm_attribute_type_id</text:span></text:p>
        </draw:rect>
        <draw:rect draw:style-name="gr7" draw:text-style-name="P5" draw:layer="layout" svg:width="4cm" svg:height="0.4cm" svg:x="1cm" svg:y="6.6cm">
          <text:p text:style-name="P8"><text:span text:style-name="T2">name</text:span></text:p>
        </draw:rect>
        <draw:rect draw:style-name="gr7" draw:text-style-name="P5" draw:layer="layout" svg:width="4cm" svg:height="0.4cm" svg:x="1cm" svg:y="7cm">
          <text:p text:style-name="P8"><text:span text:style-name="T2">type</text:span></text:p>
        </draw:rect>
        <draw:connector draw:style-name="gr28" draw:text-style-name="P1" draw:layer="layout" svg:x1="16cm" svg:y1="7.2cm" svg:x2="23cm" svg:y2="7.2cm" draw:start-shape="id29" draw:start-glue-point="1" draw:end-shape="id30" draw:end-glue-point="3" svg:d="m16000 7200h7000">
          <text:p/>
        </draw:connector>
        <draw:connector draw:style-name="gr29" draw:text-style-name="P1" draw:layer="layout" svg:x1="16cm" svg:y1="7.6cm" svg:x2="17.5cm" svg:y2="8cm" draw:start-shape="id31" draw:start-glue-point="1" draw:end-shape="id32" draw:end-glue-point="3" svg:d="m16000 7600h750v400h750">
          <text:p/>
        </draw:connector>
        <draw:connector draw:style-name="gr29" draw:text-style-name="P1" draw:layer="layout" svg:x1="23cm" svg:y1="7.6cm" svg:x2="21.5cm" svg:y2="8cm" draw:start-shape="id33" draw:start-glue-point="3" draw:end-shape="id32" draw:end-glue-point="1" svg:d="m23000 7600h-750v400h-750">
          <text:p/>
        </draw:connector>
        <draw:connector draw:style-name="gr26" draw:text-style-name="P1" draw:layer="layout" svg:x1="6.5cm" svg:y1="7.6cm" svg:x2="5cm" svg:y2="6.4cm" draw:start-shape="id34" draw:end-shape="id35" svg:d="m6500 7600h-750v-1200h-750">
          <text:p/>
        </draw:connector>
        <draw:connector draw:style-name="gr30" draw:text-style-name="P1" draw:layer="layout" svg:x1="6.5cm" svg:y1="2.4cm" svg:x2="5cm" svg:y2="6.4cm" draw:start-shape="id36" draw:end-shape="id35" svg:d="m6500 2400h-750v4000h-750">
          <text:p/>
        </draw:connector>
        <draw:connector draw:style-name="gr26" draw:text-style-name="P1" draw:layer="layout" svg:x1="10.5cm" svg:y1="7.2cm" svg:x2="12cm" svg:y2="7.2cm" draw:start-shape="id37" draw:start-glue-point="1" draw:end-shape="id29" draw:end-glue-point="3" svg:d="m10500 7200h1500">
          <text:p/>
        </draw:connector>
        <draw:rect draw:style-name="gr4" draw:text-style-name="P3" draw:layer="layout" svg:width="4cm" svg:height="0.401cm" svg:x="6.5cm" svg:y="6.6cm">
          <text:p text:style-name="P7"><text:span text:style-name="T1">ctm_reference_attrib...</text:span></text:p>
        </draw:rect>
        <draw:rect draw:style-name="gr10" draw:text-style-name="P5" draw:layer="layout" svg:width="4cm" svg:height="0.4cm" svg:x="6.5cm" svg:y="7cm">
          <text:p text:style-name="P8"><text:span text:style-name="T3">ctm_reference_id</text:span></text:p>
        </draw:rect>
        <draw:rect draw:style-name="gr10" draw:text-style-name="P5" draw:id="id34" draw:layer="layout" svg:width="4cm" svg:height="0.4cm" svg:x="6.5cm" svg:y="7.4cm">
          <text:p text:style-name="P8"><text:span text:style-name="T2">ctm_attribute_type_id</text:span></text:p>
        </draw:rect>
        <draw:rect draw:style-name="gr7" draw:text-style-name="P5" draw:layer="layout" svg:width="4cm" svg:height="0.4cm" svg:x="6.5cm" svg:y="7.8cm">
          <text:p text:style-name="P8"><text:span text:style-name="T2">value</text:span></text:p>
        </draw:rect>
        <draw:connector draw:style-name="gr29" draw:text-style-name="P1" draw:layer="layout" svg:x1="10.5cm" svg:y1="2cm" svg:x2="12cm" svg:y2="2cm" draw:start-shape="id38" draw:start-glue-point="1" draw:end-shape="id39" draw:end-glue-point="3" svg:d="m10500 2000h1500">
          <text:p/>
        </draw:connector>
        <draw:connector draw:style-name="gr30" draw:text-style-name="P1" draw:layer="layout" svg:x1="12cm" svg:y1="3.2cm" svg:x2="10.5cm" svg:y2="4cm" draw:start-shape="id40" draw:start-glue-point="3" draw:end-shape="id41" draw:end-glue-point="1" svg:d="m12000 3200h-750v800h-750">
          <text:p/>
        </draw:connector>
        <draw:connector draw:style-name="gr29" draw:text-style-name="P1" draw:layer="layout" svg:x1="12cm" svg:y1="3.6cm" svg:x2="12cm" svg:y2="7.2cm" draw:start-shape="id42" draw:start-glue-point="3" draw:end-shape="id29" draw:end-glue-point="3" svg:d="m12000 3600h-501v3600h501">
          <text:p/>
        </draw:connector>
        <draw:connector draw:style-name="gr30" draw:text-style-name="P1" draw:layer="layout" svg:x1="23cm" svg:y1="2.8cm" svg:x2="21.5cm" svg:y2="3.2cm" draw:start-shape="id43" draw:start-glue-point="3" draw:end-shape="id44" draw:end-glue-point="1" svg:d="m23000 2800h-750v400h-750">
          <text:p/>
        </draw:connector>
        <draw:rect draw:style-name="gr6" draw:text-style-name="P5" draw:id="id37" draw:layer="layout" svg:width="4cm" svg:height="0.4cm" svg:x="6.5cm" svg:y="7cm">
          <text:p text:style-name="P8"><text:span text:style-name="T3">ctm_reference_id</text:span></text:p>
        </draw:rect>
        <draw:rect draw:style-name="gr6" draw:text-style-name="P5" draw:layer="layout" svg:width="4cm" svg:height="0.4cm" svg:x="6.5cm" svg:y="7.4cm">
          <text:p text:style-name="P8"><text:span text:style-name="T2">ctm_attribute_type_id</text:span></text:p>
        </draw:rect>
        <draw:rect draw:style-name="gr6" draw:text-style-name="P5" draw:id="id38" draw:layer="layout" svg:width="4cm" svg:height="0.4cm" svg:x="6.5cm" svg:y="1.8cm">
          <text:p text:style-name="P8"><text:span text:style-name="T3">ctm_task_id</text:span></text:p>
        </draw:rect>
        <draw:rect draw:style-name="gr6" draw:text-style-name="P5" draw:id="id36" draw:layer="layout" svg:width="4cm" svg:height="0.4cm" svg:x="6.5cm" svg:y="2.2cm">
          <text:p text:style-name="P8"><text:span text:style-name="T2">ctm_attribute_type_id</text:span></text:p>
        </draw:rect>
        <draw:connector draw:style-name="gr29" draw:text-style-name="P1" draw:layer="layout" svg:x1="16cm" svg:y1="2.8cm" svg:x2="17.5cm" svg:y2="3.2cm" draw:start-shape="id45" draw:start-glue-point="1" draw:end-shape="id44" draw:end-glue-point="3" svg:d="m16000 2800h750v400h750">
          <text:p/>
        </draw:connector>
        <draw:rect draw:style-name="gr5" draw:text-style-name="P5" draw:id="id47" draw:layer="layout" svg:width="4cm" svg:height="0.4cm" svg:x="12cm" svg:y="2.2cm">
          <text:p text:style-name="P8"><text:span text:style-name="T2">ctm_task_history_id</text:span></text:p>
        </draw:rect>
        <draw:connector draw:style-name="gr31" draw:text-style-name="P1" draw:layer="layout" draw:type="line" svg:x1="16cm" svg:y1="2cm" svg:x2="23cm" svg:y2="2.4cm" draw:start-shape="id39" draw:start-glue-point="1" draw:end-shape="id46" draw:end-glue-point="3" svg:d="m16000 2000 7000 400">
          <text:p/>
        </draw:connector>
        <draw:connector draw:style-name="gr29" draw:text-style-name="P1" draw:layer="layout" draw:type="line" svg:x1="16cm" svg:y1="2.4cm" svg:x2="23cm" svg:y2="2cm" draw:start-shape="id47" draw:start-glue-point="1" draw:end-shape="id48" draw:end-glue-point="3" svg:d="m16000 2400 7000-400">
          <text:p/>
        </draw:connector>
        <draw:rect draw:style-name="gr5" draw:text-style-name="P5" draw:id="id45" draw:layer="layout" svg:width="4cm" svg:height="0.4cm" svg:x="12cm" svg:y="2.6cm">
          <text:p text:style-name="P8"><text:span text:style-name="T2">ctm_task_status_id</text:span></text:p>
        </draw:rect>
        <draw:rect draw:style-name="gr8" draw:text-style-name="P5" draw:layer="layout" svg:width="4cm" svg:height="0.4cm" svg:x="23cm" svg:y="6.6cm">
          <text:p text:style-name="P8"><text:span text:style-name="T2">ctm_history_reference_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8-15T15:25:37</meta:creation-date>
    <dc:date>2012-08-17T11:02:43</dc:date>
    <dc:creator>Peter Edworthy</dc:creator>
    <meta:editing-duration>PT43H02M40S</meta:editing-duration>
    <meta:editing-cycles>3</meta:editing-cycles>
    <meta:generator>OpenOffice.org/3.1$Unix OpenOffice.org_project/310m19$Build-9420</meta:generator>
    <meta:printed-by>Peter Edworthy</meta:printed-by>
    <meta:print-date>2012-08-16T09:31:16</meta:print-date>
    <meta:document-statistic meta:object-count="269"/>
  </office:meta>
</office:document-meta>
</file>